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number-rows-repeated="47">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16">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9">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9">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4:16:45.60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9T17:24:05.921000000</dc:date>
    <meta:editing-duration>P17DT9H18M5S</meta:editing-duration>
    <meta:editing-cycles>415</meta:editing-cycles>
    <dc:description>Translation file for Lah-Mboh Mod</dc:description>
    <dc:rights>Perkedel Technologies</dc:rights>
    <dc:title>Lah-Mboh Doom mod translation</dc:title>
    <meta:document-statistic meta:table-count="1" meta:cell-count="762" meta:object-count="0"/>
  </office:meta>
</office:document-meta>
</file>